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13.31mm" svg:height="114.4mm" svg:x="198.82mm" svg:y="326.18mm">
            <loext:p draw:notify-on-update-of-ranges="Tabelle1.C77:Tabelle1.C77 Tabelle1.C78:Tabelle1.C83 Tabelle1.D77:Tabelle1.D77 Tabelle1.D78:Tabelle1.D83 Tabelle1.C77:Tabelle1.C77 Tabelle1.C78:Tabelle1.C83 Tabelle1.E77:Tabelle1.E77 Tabelle1.E78:Tabelle1.E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3.31mm" svg:height="114.4mm" svg:x="199.41mm" svg:y="447.85mm">
            <loext:p draw:notify-on-update-of-ranges="Tabelle1.C100:Tabelle1.C100 Tabelle1.C101:Tabelle1.C106 Tabelle1.D100:Tabelle1.D100 Tabelle1.D101:Tabelle1.D106 Tabelle1.C100:Tabelle1.C100 Tabelle1.C101:Tabelle1.C106 Tabelle1.E100:Tabelle1.E100 Tabelle1.E101:Tabelle1.E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3.31mm" svg:height="114.4mm" svg:x="199.4mm" svg:y="569.49mm">
            <loext:p draw:notify-on-update-of-ranges="Tabelle1.C128:Tabelle1.C128 Tabelle1.C129:Tabelle1.C134 Tabelle1.D128:Tabelle1.D128 Tabelle1.D129:Tabelle1.D134 Tabelle1.C128:Tabelle1.C128 Tabelle1.C129:Tabelle1.C134 Tabelle1.E128:Tabelle1.E128 Tabelle1.E129:Tabelle1.E1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3.31mm" svg:height="114.4mm" svg:x="199.4mm" svg:y="691.41mm">
            <loext:p draw:notify-on-update-of-ranges="Tabelle1.C157:Tabelle1.C157 Tabelle1.C158:Tabelle1.C163 Tabelle1.D157:Tabelle1.D157 Tabelle1.D158:Tabelle1.D163 Tabelle1.C157:Tabelle1.C157 Tabelle1.C158:Tabelle1.C163 Tabelle1.E157:Tabelle1.E157 Tabelle1.E158:Tabelle1.E16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N=10^6</text:p>
          </table:table-cell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Dauer: </text:p>
          </table:table-cell>
          <table:table-cell office:value-type="float" office:value="39704" calcext:value-type="float">
            <text:p>39704</text:p>
          </table:table-cell>
          <table:table-cell office:value-type="float" office:value="42754" calcext:value-type="float">
            <text:p>42754</text:p>
          </table:table-cell>
          <table:table-cell office:value-type="float" office:value="43960" calcext:value-type="float">
            <text:p>43960</text:p>
          </table:table-cell>
          <table:table-cell office:value-type="float" office:value="43515" calcext:value-type="float">
            <text:p>43515</text:p>
          </table:table-cell>
          <table:table-cell office:value-type="float" office:value="43740" calcext:value-type="float">
            <text:p>43740</text:p>
          </table:table-cell>
          <table:table-cell office:value-type="float" office:value="43509" calcext:value-type="float">
            <text:p>43509</text:p>
          </table:table-cell>
          <table:table-cell office:value-type="float" office:value="43693" calcext:value-type="float">
            <text:p>43693</text:p>
          </table:table-cell>
          <table:table-cell office:value-type="float" office:value="43804" calcext:value-type="float">
            <text:p>43804</text:p>
          </table:table-cell>
          <table:table-cell office:value-type="float" office:value="43625" calcext:value-type="float">
            <text:p>43625</text:p>
          </table:table-cell>
          <table:table-cell office:value-type="float" office:value="43755" calcext:value-type="float">
            <text:p>43755</text:p>
          </table:table-cell>
          <table:table-cell/>
          <table:table-cell table:formula="of:=SUM([.B3:.L3])/10" office:value-type="float" office:value="43205.9" calcext:value-type="float">
            <text:p>43.206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22971601566" calcext:value-type="float">
            <text:p>22971601566</text:p>
          </table:table-cell>
          <table:table-cell office:value-type="float" office:value="22970681781" calcext:value-type="float">
            <text:p>22970681781</text:p>
          </table:table-cell>
          <table:table-cell office:value-type="float" office:value="22988827398" calcext:value-type="float">
            <text:p>22988827398</text:p>
          </table:table-cell>
          <table:table-cell office:value-type="float" office:value="22968994288" calcext:value-type="float">
            <text:p>22968994288</text:p>
          </table:table-cell>
          <table:table-cell office:value-type="float" office:value="22972235903" calcext:value-type="float">
            <text:p>22972235903</text:p>
          </table:table-cell>
          <table:table-cell office:value-type="float" office:value="22971376709" calcext:value-type="float">
            <text:p>22971376709</text:p>
          </table:table-cell>
          <table:table-cell office:value-type="float" office:value="22970533367" calcext:value-type="float">
            <text:p>22970533367</text:p>
          </table:table-cell>
          <table:table-cell office:value-type="float" office:value="22969949582" calcext:value-type="float">
            <text:p>22969949582</text:p>
          </table:table-cell>
          <table:table-cell office:value-type="float" office:value="22969166059" calcext:value-type="float">
            <text:p>22969166059</text:p>
          </table:table-cell>
          <table:table-cell office:value-type="float" office:value="22969678446" calcext:value-type="float">
            <text:p>22969678446</text:p>
          </table:table-cell>
          <table:table-cell/>
          <table:table-cell table:formula="of:=SUM([.B4:.L4])/10" office:value-type="float" office:value="22972304509.9" calcext:value-type="float">
            <text:p>22.972.304.510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11476022349" calcext:value-type="float">
            <text:p>11476022349</text:p>
          </table:table-cell>
          <table:table-cell office:value-type="float" office:value="11476214841" calcext:value-type="float">
            <text:p>11476214841</text:p>
          </table:table-cell>
          <table:table-cell office:value-type="float" office:value="11476136504" calcext:value-type="float">
            <text:p>11476136504</text:p>
          </table:table-cell>
          <table:table-cell office:value-type="float" office:value="11475925685" calcext:value-type="float">
            <text:p>11475925685</text:p>
          </table:table-cell>
          <table:table-cell office:value-type="float" office:value="11476142896" calcext:value-type="float">
            <text:p>11476142896</text:p>
          </table:table-cell>
          <table:table-cell office:value-type="float" office:value="11475985420" calcext:value-type="float">
            <text:p>11475985420</text:p>
          </table:table-cell>
          <table:table-cell office:value-type="float" office:value="11476113212" calcext:value-type="float">
            <text:p>11476113212</text:p>
          </table:table-cell>
          <table:table-cell office:value-type="float" office:value="11476160595" calcext:value-type="float">
            <text:p>11476160595</text:p>
          </table:table-cell>
          <table:table-cell office:value-type="float" office:value="11476213694" calcext:value-type="float">
            <text:p>11476213694</text:p>
          </table:table-cell>
          <table:table-cell office:value-type="float" office:value="11476185552" calcext:value-type="float">
            <text:p>11476185552</text:p>
          </table:table-cell>
          <table:table-cell/>
          <table:table-cell table:formula="of:=SUM([.B5:.L5])/10" office:value-type="float" office:value="11476110074.8" calcext:value-type="float">
            <text:p>11.476.110.075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59012173749" calcext:value-type="float">
            <text:p>59012173749</text:p>
          </table:table-cell>
          <table:table-cell office:value-type="float" office:value="59012035332" calcext:value-type="float">
            <text:p>59012035332</text:p>
          </table:table-cell>
          <table:table-cell office:value-type="float" office:value="59030022135" calcext:value-type="float">
            <text:p>59030022135</text:p>
          </table:table-cell>
          <table:table-cell office:value-type="float" office:value="59008743641" calcext:value-type="float">
            <text:p>59008743641</text:p>
          </table:table-cell>
          <table:table-cell office:value-type="float" office:value="59013364207" calcext:value-type="float">
            <text:p>59013364207</text:p>
          </table:table-cell>
          <table:table-cell office:value-type="float" office:value="59011883166" calcext:value-type="float">
            <text:p>59011883166</text:p>
          </table:table-cell>
          <table:table-cell office:value-type="float" office:value="59011255143" calcext:value-type="float">
            <text:p>59011255143</text:p>
          </table:table-cell>
          <table:table-cell office:value-type="float" office:value="59011117693" calcext:value-type="float">
            <text:p>59011117693</text:p>
          </table:table-cell>
          <table:table-cell office:value-type="float" office:value="59010390743" calcext:value-type="float">
            <text:p>59010390743</text:p>
          </table:table-cell>
          <table:table-cell office:value-type="float" office:value="59010818905" calcext:value-type="float">
            <text:p>59010818905</text:p>
          </table:table-cell>
          <table:table-cell/>
          <table:table-cell table:formula="of:=SUM([.B6:.L6])/10" office:value-type="float" office:value="59013180471.4" calcext:value-type="float">
            <text:p>59.013.180.4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uer: </text:p>
          </table:table-cell>
          <table:table-cell office:value-type="float" office:value="248" calcext:value-type="float">
            <text:p>248</text:p>
          </table:table-cell>
          <table:table-cell office:value-type="float" office:value="434" calcext:value-type="float">
            <text:p>434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79" calcext:value-type="float">
            <text:p>279</text:p>
          </table:table-cell>
          <table:table-cell office:value-type="float" office:value="243" calcext:value-type="float">
            <text:p>243</text:p>
          </table:table-cell>
          <table:table-cell office:value-type="float" office:value="310" calcext:value-type="float">
            <text:p>31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SUM([.B8:.L8])/10" office:value-type="float" office:value="272.4" calcext:value-type="float">
            <text:p>272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221603762" calcext:value-type="float">
            <text:p>221603762</text:p>
          </table:table-cell>
          <table:table-cell office:value-type="float" office:value="221111403" calcext:value-type="float">
            <text:p>221111403</text:p>
          </table:table-cell>
          <table:table-cell office:value-type="float" office:value="221832343" calcext:value-type="float">
            <text:p>221832343</text:p>
          </table:table-cell>
          <table:table-cell office:value-type="float" office:value="222317941" calcext:value-type="float">
            <text:p>222317941</text:p>
          </table:table-cell>
          <table:table-cell office:value-type="float" office:value="221334559" calcext:value-type="float">
            <text:p>221334559</text:p>
          </table:table-cell>
          <table:table-cell office:value-type="float" office:value="221361530" calcext:value-type="float">
            <text:p>221361530</text:p>
          </table:table-cell>
          <table:table-cell office:value-type="float" office:value="220865480" calcext:value-type="float">
            <text:p>220865480</text:p>
          </table:table-cell>
          <table:table-cell office:value-type="float" office:value="221257152" calcext:value-type="float">
            <text:p>221257152</text:p>
          </table:table-cell>
          <table:table-cell office:value-type="float" office:value="221321550" calcext:value-type="float">
            <text:p>221321550</text:p>
          </table:table-cell>
          <table:table-cell office:value-type="float" office:value="221440747" calcext:value-type="float">
            <text:p>221440747</text:p>
          </table:table-cell>
          <table:table-cell/>
          <table:table-cell table:formula="of:=SUM([.B9:.L9])/10" office:value-type="float" office:value="221444646.7" calcext:value-type="float">
            <text:p>221.444.647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7050569" calcext:value-type="float">
            <text:p>7050569</text:p>
          </table:table-cell>
          <table:table-cell office:value-type="float" office:value="7070811" calcext:value-type="float">
            <text:p>7070811</text:p>
          </table:table-cell>
          <table:table-cell office:value-type="float" office:value="7047367" calcext:value-type="float">
            <text:p>7047367</text:p>
          </table:table-cell>
          <table:table-cell office:value-type="float" office:value="7022620" calcext:value-type="float">
            <text:p>7022620</text:p>
          </table:table-cell>
          <table:table-cell office:value-type="float" office:value="7061545" calcext:value-type="float">
            <text:p>7061545</text:p>
          </table:table-cell>
          <table:table-cell office:value-type="float" office:value="7068480" calcext:value-type="float">
            <text:p>7068480</text:p>
          </table:table-cell>
          <table:table-cell office:value-type="float" office:value="7099080" calcext:value-type="float">
            <text:p>7099080</text:p>
          </table:table-cell>
          <table:table-cell office:value-type="float" office:value="7068852" calcext:value-type="float">
            <text:p>7068852</text:p>
          </table:table-cell>
          <table:table-cell office:value-type="float" office:value="7073355" calcext:value-type="float">
            <text:p>7073355</text:p>
          </table:table-cell>
          <table:table-cell office:value-type="float" office:value="7066279" calcext:value-type="float">
            <text:p>7066279</text:p>
          </table:table-cell>
          <table:table-cell/>
          <table:table-cell table:formula="of:=SUM([.B10:.L10])/10" office:value-type="float" office:value="7062895.8" calcext:value-type="float">
            <text:p>7.062.896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46951944" calcext:value-type="float">
            <text:p>46951944</text:p>
          </table:table-cell>
          <table:table-cell office:value-type="float" office:value="46522784" calcext:value-type="float">
            <text:p>46522784</text:p>
          </table:table-cell>
          <table:table-cell office:value-type="float" office:value="47167755" calcext:value-type="float">
            <text:p>47167755</text:p>
          </table:table-cell>
          <table:table-cell office:value-type="float" office:value="47590159" calcext:value-type="float">
            <text:p>47590159</text:p>
          </table:table-cell>
          <table:table-cell office:value-type="float" office:value="46721818" calcext:value-type="float">
            <text:p>46721818</text:p>
          </table:table-cell>
          <table:table-cell office:value-type="float" office:value="46773851" calcext:value-type="float">
            <text:p>46773851</text:p>
          </table:table-cell>
          <table:table-cell office:value-type="float" office:value="46354281" calcext:value-type="float">
            <text:p>46354281</text:p>
          </table:table-cell>
          <table:table-cell office:value-type="float" office:value="46670587" calcext:value-type="float">
            <text:p>46670587</text:p>
          </table:table-cell>
          <table:table-cell office:value-type="float" office:value="46735291" calcext:value-type="float">
            <text:p>46735291</text:p>
          </table:table-cell>
          <table:table-cell office:value-type="float" office:value="46836425" calcext:value-type="float">
            <text:p>46836425</text:p>
          </table:table-cell>
          <table:table-cell/>
          <table:table-cell table:formula="of:=SUM([.B11:.L11])/10" office:value-type="float" office:value="46832489.5" calcext:value-type="float">
            <text:p>46.832.490</text:p>
          </table:table-cell>
        </table:table-row>
        <table:table-row table:style-name="ro1">
          <table:table-cell table:style-name="ce1"/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N=10^5</text:p>
          </table:table-cell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Dauer: </text:p>
          </table:table-cell>
          <table:table-cell office:value-type="float" office:value="4049" calcext:value-type="float">
            <text:p>4049</text:p>
          </table:table-cell>
          <table:table-cell office:value-type="float" office:value="3353" calcext:value-type="float">
            <text:p>3353</text:p>
          </table:table-cell>
          <table:table-cell office:value-type="float" office:value="3343" calcext:value-type="float">
            <text:p>3343</text:p>
          </table:table-cell>
          <table:table-cell office:value-type="float" office:value="3331" calcext:value-type="float">
            <text:p>3331</text:p>
          </table:table-cell>
          <table:table-cell office:value-type="float" office:value="3280" calcext:value-type="float">
            <text:p>3280</text:p>
          </table:table-cell>
          <table:table-cell office:value-type="float" office:value="3299" calcext:value-type="float">
            <text:p>3299</text:p>
          </table:table-cell>
          <table:table-cell office:value-type="float" office:value="3320" calcext:value-type="float">
            <text:p>3320</text:p>
          </table:table-cell>
          <table:table-cell office:value-type="float" office:value="3306" calcext:value-type="float">
            <text:p>3306</text:p>
          </table:table-cell>
          <table:table-cell office:value-type="float" office:value="3245" calcext:value-type="float">
            <text:p>3245</text:p>
          </table:table-cell>
          <table:table-cell office:value-type="float" office:value="3336" calcext:value-type="float">
            <text:p>3336</text:p>
          </table:table-cell>
          <table:table-cell/>
          <table:table-cell table:formula="of:=SUM([.B15:.L15])/10" office:value-type="float" office:value="3386.2" calcext:value-type="float">
            <text:p>3.386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2063132618" calcext:value-type="float">
            <text:p>2063132618</text:p>
          </table:table-cell>
          <table:table-cell office:value-type="float" office:value="2062056345" calcext:value-type="float">
            <text:p>2062056345</text:p>
          </table:table-cell>
          <table:table-cell office:value-type="float" office:value="2061802880" calcext:value-type="float">
            <text:p>2061802880</text:p>
          </table:table-cell>
          <table:table-cell office:value-type="float" office:value="2061930960" calcext:value-type="float">
            <text:p>2061930960</text:p>
          </table:table-cell>
          <table:table-cell office:value-type="float" office:value="2062137328" calcext:value-type="float">
            <text:p>2062137328</text:p>
          </table:table-cell>
          <table:table-cell office:value-type="float" office:value="2062091177" calcext:value-type="float">
            <text:p>2062091177</text:p>
          </table:table-cell>
          <table:table-cell office:value-type="float" office:value="2062053998" calcext:value-type="float">
            <text:p>2062053998</text:p>
          </table:table-cell>
          <table:table-cell office:value-type="float" office:value="2061910683" calcext:value-type="float">
            <text:p>2061910683</text:p>
          </table:table-cell>
          <table:table-cell office:value-type="float" office:value="2064497089" calcext:value-type="float">
            <text:p>2064497089</text:p>
          </table:table-cell>
          <table:table-cell office:value-type="float" office:value="2062072433" calcext:value-type="float">
            <text:p>2062072433</text:p>
          </table:table-cell>
          <table:table-cell/>
          <table:table-cell table:formula="of:=SUM([.B16:.L16])/10" office:value-type="float" office:value="2062368551.1" calcext:value-type="float">
            <text:p>2.062.368.551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1030151956" calcext:value-type="float">
            <text:p>1030151956</text:p>
          </table:table-cell>
          <table:table-cell office:value-type="float" office:value="1030112532" calcext:value-type="float">
            <text:p>1030112532</text:p>
          </table:table-cell>
          <table:table-cell office:value-type="float" office:value="1030120026" calcext:value-type="float">
            <text:p>1030120026</text:p>
          </table:table-cell>
          <table:table-cell office:value-type="float" office:value="1030124793" calcext:value-type="float">
            <text:p>1030124793</text:p>
          </table:table-cell>
          <table:table-cell office:value-type="float" office:value="1030117690" calcext:value-type="float">
            <text:p>1030117690</text:p>
          </table:table-cell>
          <table:table-cell office:value-type="float" office:value="1030127735" calcext:value-type="float">
            <text:p>1030127735</text:p>
          </table:table-cell>
          <table:table-cell office:value-type="float" office:value="1030124605" calcext:value-type="float">
            <text:p>1030124605</text:p>
          </table:table-cell>
          <table:table-cell office:value-type="float" office:value="1030116705" calcext:value-type="float">
            <text:p>1030116705</text:p>
          </table:table-cell>
          <table:table-cell office:value-type="float" office:value="1030082925" calcext:value-type="float">
            <text:p>1030082925</text:p>
          </table:table-cell>
          <table:table-cell office:value-type="float" office:value="1030120072" calcext:value-type="float">
            <text:p>1030120072</text:p>
          </table:table-cell>
          <table:table-cell/>
          <table:table-cell table:formula="of:=SUM([.B17:.L17])/10" office:value-type="float" office:value="1030119903.9" calcext:value-type="float">
            <text:p>1.030.119.904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1060145991" calcext:value-type="float">
            <text:p>1060145991</text:p>
          </table:table-cell>
          <table:table-cell office:value-type="float" office:value="1058767599" calcext:value-type="float">
            <text:p>1058767599</text:p>
          </table:table-cell>
          <table:table-cell office:value-type="float" office:value="1058606394" calcext:value-type="float">
            <text:p>1058606394</text:p>
          </table:table-cell>
          <table:table-cell office:value-type="float" office:value="1058776687" calcext:value-type="float">
            <text:p>1058776687</text:p>
          </table:table-cell>
          <table:table-cell office:value-type="float" office:value="1058859277" calcext:value-type="float">
            <text:p>1058859277</text:p>
          </table:table-cell>
          <table:table-cell office:value-type="float" office:value="1058948413" calcext:value-type="float">
            <text:p>1058948413</text:p>
          </table:table-cell>
          <table:table-cell office:value-type="float" office:value="1058883765" calcext:value-type="float">
            <text:p>1058883765</text:p>
          </table:table-cell>
          <table:table-cell office:value-type="float" office:value="1058636604" calcext:value-type="float">
            <text:p>1058636604</text:p>
          </table:table-cell>
          <table:table-cell office:value-type="float" office:value="1061312378" calcext:value-type="float">
            <text:p>1061312378</text:p>
          </table:table-cell>
          <table:table-cell office:value-type="float" office:value="1058880094" calcext:value-type="float">
            <text:p>1058880094</text:p>
          </table:table-cell>
          <table:table-cell/>
          <table:table-cell table:formula="of:=SUM([.B18:.L18])/10" office:value-type="float" office:value="1059181720.2" calcext:value-type="float">
            <text:p>1.059.181.7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uer: 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B20:.L20])/10" office:value-type="float" office:value="36.4" calcext:value-type="float">
            <text:p>36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21785965" calcext:value-type="float">
            <text:p>21785965</text:p>
          </table:table-cell>
          <table:table-cell office:value-type="float" office:value="21853959" calcext:value-type="float">
            <text:p>21853959</text:p>
          </table:table-cell>
          <table:table-cell office:value-type="float" office:value="21845724" calcext:value-type="float">
            <text:p>21845724</text:p>
          </table:table-cell>
          <table:table-cell office:value-type="float" office:value="21928910" calcext:value-type="float">
            <text:p>21928910</text:p>
          </table:table-cell>
          <table:table-cell office:value-type="float" office:value="21841814" calcext:value-type="float">
            <text:p>21841814</text:p>
          </table:table-cell>
          <table:table-cell office:value-type="float" office:value="21821992" calcext:value-type="float">
            <text:p>21821992</text:p>
          </table:table-cell>
          <table:table-cell office:value-type="float" office:value="21837155" calcext:value-type="float">
            <text:p>21837155</text:p>
          </table:table-cell>
          <table:table-cell office:value-type="float" office:value="21884662" calcext:value-type="float">
            <text:p>21884662</text:p>
          </table:table-cell>
          <table:table-cell office:value-type="float" office:value="21805373" calcext:value-type="float">
            <text:p>21805373</text:p>
          </table:table-cell>
          <table:table-cell office:value-type="float" office:value="21838801" calcext:value-type="float">
            <text:p>21838801</text:p>
          </table:table-cell>
          <table:table-cell/>
          <table:table-cell table:formula="of:=SUM([.B21:.L21])/10" office:value-type="float" office:value="21844435.5" calcext:value-type="float">
            <text:p>21.844.436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547972" calcext:value-type="float">
            <text:p>547972</text:p>
          </table:table-cell>
          <table:table-cell office:value-type="float" office:value="547509" calcext:value-type="float">
            <text:p>547509</text:p>
          </table:table-cell>
          <table:table-cell office:value-type="float" office:value="544503" calcext:value-type="float">
            <text:p>544503</text:p>
          </table:table-cell>
          <table:table-cell office:value-type="float" office:value="542020" calcext:value-type="float">
            <text:p>542020</text:p>
          </table:table-cell>
          <table:table-cell office:value-type="float" office:value="545414" calcext:value-type="float">
            <text:p>545414</text:p>
          </table:table-cell>
          <table:table-cell office:value-type="float" office:value="546054" calcext:value-type="float">
            <text:p>546054</text:p>
          </table:table-cell>
          <table:table-cell office:value-type="float" office:value="544556" calcext:value-type="float">
            <text:p>544556</text:p>
          </table:table-cell>
          <table:table-cell office:value-type="float" office:value="542337" calcext:value-type="float">
            <text:p>542337</text:p>
          </table:table-cell>
          <table:table-cell office:value-type="float" office:value="546761" calcext:value-type="float">
            <text:p>546761</text:p>
          </table:table-cell>
          <table:table-cell office:value-type="float" office:value="543521" calcext:value-type="float">
            <text:p>543521</text:p>
          </table:table-cell>
          <table:table-cell/>
          <table:table-cell table:formula="of:=SUM([.B22:.L22])/10" office:value-type="float" office:value="545064.7" calcext:value-type="float">
            <text:p>545.065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3844169" calcext:value-type="float">
            <text:p>3844169</text:p>
          </table:table-cell>
          <table:table-cell office:value-type="float" office:value="3911185" calcext:value-type="float">
            <text:p>3911185</text:p>
          </table:table-cell>
          <table:table-cell office:value-type="float" office:value="3892702" calcext:value-type="float">
            <text:p>3892702</text:p>
          </table:table-cell>
          <table:table-cell office:value-type="float" office:value="3968462" calcext:value-type="float">
            <text:p>3968462</text:p>
          </table:table-cell>
          <table:table-cell office:value-type="float" office:value="3895001" calcext:value-type="float">
            <text:p>3895001</text:p>
          </table:table-cell>
          <table:table-cell office:value-type="float" office:value="3877280" calcext:value-type="float">
            <text:p>3877280</text:p>
          </table:table-cell>
          <table:table-cell office:value-type="float" office:value="3885367" calcext:value-type="float">
            <text:p>3885367</text:p>
          </table:table-cell>
          <table:table-cell office:value-type="float" office:value="3926741" calcext:value-type="float">
            <text:p>3926741</text:p>
          </table:table-cell>
          <table:table-cell office:value-type="float" office:value="3860496" calcext:value-type="float">
            <text:p>3860496</text:p>
          </table:table-cell>
          <table:table-cell office:value-type="float" office:value="3885788" calcext:value-type="float">
            <text:p>3885788</text:p>
          </table:table-cell>
          <table:table-cell/>
          <table:table-cell table:formula="of:=SUM([.B23:.L23])/10" office:value-type="float" office:value="3894719.1" calcext:value-type="float">
            <text:p>3.894.71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N=10^4</text:p>
          </table:table-cell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Dauer: </text:p>
          </table:table-cell>
          <table:table-cell office:value-type="float" office:value="320" calcext:value-type="float">
            <text:p>320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19" calcext:value-type="float">
            <text:p>319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SUM([.B27:.L27])/10" office:value-type="float" office:value="309.1" calcext:value-type="float">
            <text:p>309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177101619" calcext:value-type="float">
            <text:p>177101619</text:p>
          </table:table-cell>
          <table:table-cell office:value-type="float" office:value="177025737" calcext:value-type="float">
            <text:p>177025737</text:p>
          </table:table-cell>
          <table:table-cell office:value-type="float" office:value="177057285" calcext:value-type="float">
            <text:p>177057285</text:p>
          </table:table-cell>
          <table:table-cell office:value-type="float" office:value="177043476" calcext:value-type="float">
            <text:p>177043476</text:p>
          </table:table-cell>
          <table:table-cell office:value-type="float" office:value="177024336" calcext:value-type="float">
            <text:p>177024336</text:p>
          </table:table-cell>
          <table:table-cell office:value-type="float" office:value="177087104" calcext:value-type="float">
            <text:p>177087104</text:p>
          </table:table-cell>
          <table:table-cell office:value-type="float" office:value="177018750" calcext:value-type="float">
            <text:p>177018750</text:p>
          </table:table-cell>
          <table:table-cell office:value-type="float" office:value="177020395" calcext:value-type="float">
            <text:p>177020395</text:p>
          </table:table-cell>
          <table:table-cell office:value-type="float" office:value="177018508" calcext:value-type="float">
            <text:p>177018508</text:p>
          </table:table-cell>
          <table:table-cell office:value-type="float" office:value="177021088" calcext:value-type="float">
            <text:p>177021088</text:p>
          </table:table-cell>
          <table:table-cell/>
          <table:table-cell table:formula="of:=SUM([.B28:.L28])/10" office:value-type="float" office:value="177041829.8" calcext:value-type="float">
            <text:p>177.041.830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88430137" calcext:value-type="float">
            <text:p>88430137</text:p>
          </table:table-cell>
          <table:table-cell office:value-type="float" office:value="88430333" calcext:value-type="float">
            <text:p>88430333</text:p>
          </table:table-cell>
          <table:table-cell office:value-type="float" office:value="88430990" calcext:value-type="float">
            <text:p>88430990</text:p>
          </table:table-cell>
          <table:table-cell office:value-type="float" office:value="88429534" calcext:value-type="float">
            <text:p>88429534</text:p>
          </table:table-cell>
          <table:table-cell office:value-type="float" office:value="88430362" calcext:value-type="float">
            <text:p>88430362</text:p>
          </table:table-cell>
          <table:table-cell office:value-type="float" office:value="88429379" calcext:value-type="float">
            <text:p>88429379</text:p>
          </table:table-cell>
          <table:table-cell office:value-type="float" office:value="88430901" calcext:value-type="float">
            <text:p>88430901</text:p>
          </table:table-cell>
          <table:table-cell office:value-type="float" office:value="88430112" calcext:value-type="float">
            <text:p>88430112</text:p>
          </table:table-cell>
          <table:table-cell office:value-type="float" office:value="88432063" calcext:value-type="float">
            <text:p>88432063</text:p>
          </table:table-cell>
          <table:table-cell office:value-type="float" office:value="88432972" calcext:value-type="float">
            <text:p>88432972</text:p>
          </table:table-cell>
          <table:table-cell/>
          <table:table-cell table:formula="of:=SUM([.B29:.L29])/10" office:value-type="float" office:value="88430678.3" calcext:value-type="float">
            <text:p>88.430.678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454997250" calcext:value-type="float">
            <text:p>454997250</text:p>
          </table:table-cell>
          <table:table-cell office:value-type="float" office:value="454918640" calcext:value-type="float">
            <text:p>454918640</text:p>
          </table:table-cell>
          <table:table-cell office:value-type="float" office:value="454954987" calcext:value-type="float">
            <text:p>454954987</text:p>
          </table:table-cell>
          <table:table-cell office:value-type="float" office:value="454932541" calcext:value-type="float">
            <text:p>454932541</text:p>
          </table:table-cell>
          <table:table-cell office:value-type="float" office:value="454919517" calcext:value-type="float">
            <text:p>454919517</text:p>
          </table:table-cell>
          <table:table-cell office:value-type="float" office:value="454976879" calcext:value-type="float">
            <text:p>454976879</text:p>
          </table:table-cell>
          <table:table-cell office:value-type="float" office:value="454912072" calcext:value-type="float">
            <text:p>454912072</text:p>
          </table:table-cell>
          <table:table-cell office:value-type="float" office:value="454911360" calcext:value-type="float">
            <text:p>454911360</text:p>
          </table:table-cell>
          <table:table-cell office:value-type="float" office:value="454916686" calcext:value-type="float">
            <text:p>454916686</text:p>
          </table:table-cell>
          <table:table-cell office:value-type="float" office:value="454924936" calcext:value-type="float">
            <text:p>454924936</text:p>
          </table:table-cell>
          <table:table-cell/>
          <table:table-cell table:formula="of:=SUM([.B30:.L30])/10" office:value-type="float" office:value="454936486.8" calcext:value-type="float">
            <text:p>454.936.48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uer: 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B32:.L32])/10" office:value-type="float" office:value="11.5" calcext:value-type="float">
            <text:p>12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2144905" calcext:value-type="float">
            <text:p>2144905</text:p>
          </table:table-cell>
          <table:table-cell office:value-type="float" office:value="2152460" calcext:value-type="float">
            <text:p>2152460</text:p>
          </table:table-cell>
          <table:table-cell office:value-type="float" office:value="2148372" calcext:value-type="float">
            <text:p>2148372</text:p>
          </table:table-cell>
          <table:table-cell office:value-type="float" office:value="2150465" calcext:value-type="float">
            <text:p>2150465</text:p>
          </table:table-cell>
          <table:table-cell office:value-type="float" office:value="2160501" calcext:value-type="float">
            <text:p>2160501</text:p>
          </table:table-cell>
          <table:table-cell office:value-type="float" office:value="2150629" calcext:value-type="float">
            <text:p>2150629</text:p>
          </table:table-cell>
          <table:table-cell office:value-type="float" office:value="2155393" calcext:value-type="float">
            <text:p>2155393</text:p>
          </table:table-cell>
          <table:table-cell office:value-type="float" office:value="2151353" calcext:value-type="float">
            <text:p>2151353</text:p>
          </table:table-cell>
          <table:table-cell office:value-type="float" office:value="2151018" calcext:value-type="float">
            <text:p>2151018</text:p>
          </table:table-cell>
          <table:table-cell office:value-type="float" office:value="2151354" calcext:value-type="float">
            <text:p>2151354</text:p>
          </table:table-cell>
          <table:table-cell/>
          <table:table-cell table:formula="of:=SUM([.B33:.L33])/10" office:value-type="float" office:value="2151645" calcext:value-type="float">
            <text:p>2.151.645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42679" calcext:value-type="float">
            <text:p>42679</text:p>
          </table:table-cell>
          <table:table-cell office:value-type="float" office:value="42193" calcext:value-type="float">
            <text:p>42193</text:p>
          </table:table-cell>
          <table:table-cell office:value-type="float" office:value="42549" calcext:value-type="float">
            <text:p>42549</text:p>
          </table:table-cell>
          <table:table-cell office:value-type="float" office:value="42249" calcext:value-type="float">
            <text:p>42249</text:p>
          </table:table-cell>
          <table:table-cell office:value-type="float" office:value="41985" calcext:value-type="float">
            <text:p>41985</text:p>
          </table:table-cell>
          <table:table-cell office:value-type="float" office:value="42386" calcext:value-type="float">
            <text:p>42386</text:p>
          </table:table-cell>
          <table:table-cell office:value-type="float" office:value="41734" calcext:value-type="float">
            <text:p>41734</text:p>
          </table:table-cell>
          <table:table-cell office:value-type="float" office:value="42152" calcext:value-type="float">
            <text:p>42152</text:p>
          </table:table-cell>
          <table:table-cell office:value-type="float" office:value="42253" calcext:value-type="float">
            <text:p>42253</text:p>
          </table:table-cell>
          <table:table-cell office:value-type="float" office:value="42096" calcext:value-type="float">
            <text:p>42096</text:p>
          </table:table-cell>
          <table:table-cell/>
          <table:table-cell table:formula="of:=SUM([.B34:.L34])/10" office:value-type="float" office:value="42227.6" calcext:value-type="float">
            <text:p>42.228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315468" calcext:value-type="float">
            <text:p>315468</text:p>
          </table:table-cell>
          <table:table-cell office:value-type="float" office:value="321430" calcext:value-type="float">
            <text:p>321430</text:p>
          </table:table-cell>
          <table:table-cell office:value-type="float" office:value="318420" calcext:value-type="float">
            <text:p>318420</text:p>
          </table:table-cell>
          <table:table-cell office:value-type="float" office:value="319530" calcext:value-type="float">
            <text:p>319530</text:p>
          </table:table-cell>
          <table:table-cell office:value-type="float" office:value="328876" calcext:value-type="float">
            <text:p>328876</text:p>
          </table:table-cell>
          <table:table-cell office:value-type="float" office:value="320359" calcext:value-type="float">
            <text:p>320359</text:p>
          </table:table-cell>
          <table:table-cell office:value-type="float" office:value="322999" calcext:value-type="float">
            <text:p>322999</text:p>
          </table:table-cell>
          <table:table-cell office:value-type="float" office:value="320298" calcext:value-type="float">
            <text:p>320298</text:p>
          </table:table-cell>
          <table:table-cell office:value-type="float" office:value="320267" calcext:value-type="float">
            <text:p>320267</text:p>
          </table:table-cell>
          <table:table-cell office:value-type="float" office:value="320229" calcext:value-type="float">
            <text:p>320229</text:p>
          </table:table-cell>
          <table:table-cell/>
          <table:table-cell table:formula="of:=SUM([.B35:.L35])/10" office:value-type="float" office:value="320787.6" calcext:value-type="float">
            <text:p>320.7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N=10^3</text:p>
          </table:table-cell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Dauer: 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B39:.L39])/10" office:value-type="float" office:value="47.5" calcext:value-type="float">
            <text:p>48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15411572" calcext:value-type="float">
            <text:p>15411572</text:p>
          </table:table-cell>
          <table:table-cell office:value-type="float" office:value="15456203" calcext:value-type="float">
            <text:p>15456203</text:p>
          </table:table-cell>
          <table:table-cell office:value-type="float" office:value="15410995" calcext:value-type="float">
            <text:p>15410995</text:p>
          </table:table-cell>
          <table:table-cell office:value-type="float" office:value="15410638" calcext:value-type="float">
            <text:p>15410638</text:p>
          </table:table-cell>
          <table:table-cell office:value-type="float" office:value="15411956" calcext:value-type="float">
            <text:p>15411956</text:p>
          </table:table-cell>
          <table:table-cell office:value-type="float" office:value="15410520" calcext:value-type="float">
            <text:p>15410520</text:p>
          </table:table-cell>
          <table:table-cell office:value-type="float" office:value="15410577" calcext:value-type="float">
            <text:p>15410577</text:p>
          </table:table-cell>
          <table:table-cell office:value-type="float" office:value="15411410" calcext:value-type="float">
            <text:p>15411410</text:p>
          </table:table-cell>
          <table:table-cell office:value-type="float" office:value="15412173" calcext:value-type="float">
            <text:p>15412173</text:p>
          </table:table-cell>
          <table:table-cell office:value-type="float" office:value="15408963" calcext:value-type="float">
            <text:p>15408963</text:p>
          </table:table-cell>
          <table:table-cell/>
          <table:table-cell table:formula="of:=SUM([.B40:.L40])/10" office:value-type="float" office:value="15415500.7" calcext:value-type="float">
            <text:p>15.415.501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7696607" calcext:value-type="float">
            <text:p>7696607</text:p>
          </table:table-cell>
          <table:table-cell office:value-type="float" office:value="7697867" calcext:value-type="float">
            <text:p>7697867</text:p>
          </table:table-cell>
          <table:table-cell office:value-type="float" office:value="7697765" calcext:value-type="float">
            <text:p>7697765</text:p>
          </table:table-cell>
          <table:table-cell office:value-type="float" office:value="7696838" calcext:value-type="float">
            <text:p>7696838</text:p>
          </table:table-cell>
          <table:table-cell office:value-type="float" office:value="7696556" calcext:value-type="float">
            <text:p>7696556</text:p>
          </table:table-cell>
          <table:table-cell office:value-type="float" office:value="7697776" calcext:value-type="float">
            <text:p>7697776</text:p>
          </table:table-cell>
          <table:table-cell office:value-type="float" office:value="7695480" calcext:value-type="float">
            <text:p>7695480</text:p>
          </table:table-cell>
          <table:table-cell office:value-type="float" office:value="7696775" calcext:value-type="float">
            <text:p>7696775</text:p>
          </table:table-cell>
          <table:table-cell office:value-type="float" office:value="7696280" calcext:value-type="float">
            <text:p>7696280</text:p>
          </table:table-cell>
          <table:table-cell office:value-type="float" office:value="7696371" calcext:value-type="float">
            <text:p>7696371</text:p>
          </table:table-cell>
          <table:table-cell/>
          <table:table-cell table:formula="of:=SUM([.B41:.L41])/10" office:value-type="float" office:value="7696831.5" calcext:value-type="float">
            <text:p>7.696.832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40076204" calcext:value-type="float">
            <text:p>40076204</text:p>
          </table:table-cell>
          <table:table-cell office:value-type="float" office:value="40124814" calcext:value-type="float">
            <text:p>40124814</text:p>
          </table:table-cell>
          <table:table-cell office:value-type="float" office:value="40078907" calcext:value-type="float">
            <text:p>40078907</text:p>
          </table:table-cell>
          <table:table-cell office:value-type="float" office:value="40076225" calcext:value-type="float">
            <text:p>40076225</text:p>
          </table:table-cell>
          <table:table-cell office:value-type="float" office:value="40076599" calcext:value-type="float">
            <text:p>40076599</text:p>
          </table:table-cell>
          <table:table-cell office:value-type="float" office:value="40078505" calcext:value-type="float">
            <text:p>40078505</text:p>
          </table:table-cell>
          <table:table-cell office:value-type="float" office:value="40071728" calcext:value-type="float">
            <text:p>40071728</text:p>
          </table:table-cell>
          <table:table-cell office:value-type="float" office:value="40076942" calcext:value-type="float">
            <text:p>40076942</text:p>
          </table:table-cell>
          <table:table-cell office:value-type="float" office:value="40076151" calcext:value-type="float">
            <text:p>40076151</text:p>
          </table:table-cell>
          <table:table-cell office:value-type="float" office:value="40072795" calcext:value-type="float">
            <text:p>40072795</text:p>
          </table:table-cell>
          <table:table-cell/>
          <table:table-cell table:formula="of:=SUM([.B42:.L42])/10" office:value-type="float" office:value="40080887" calcext:value-type="float">
            <text:p>40.080.88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uer: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44:.L44])/10"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211934" calcext:value-type="float">
            <text:p>211934</text:p>
          </table:table-cell>
          <table:table-cell office:value-type="float" office:value="212248" calcext:value-type="float">
            <text:p>212248</text:p>
          </table:table-cell>
          <table:table-cell office:value-type="float" office:value="211887" calcext:value-type="float">
            <text:p>211887</text:p>
          </table:table-cell>
          <table:table-cell office:value-type="float" office:value="212319" calcext:value-type="float">
            <text:p>212319</text:p>
          </table:table-cell>
          <table:table-cell office:value-type="float" office:value="211956" calcext:value-type="float">
            <text:p>211956</text:p>
          </table:table-cell>
          <table:table-cell office:value-type="float" office:value="212296" calcext:value-type="float">
            <text:p>212296</text:p>
          </table:table-cell>
          <table:table-cell office:value-type="float" office:value="211949" calcext:value-type="float">
            <text:p>211949</text:p>
          </table:table-cell>
          <table:table-cell office:value-type="float" office:value="211279" calcext:value-type="float">
            <text:p>211279</text:p>
          </table:table-cell>
          <table:table-cell office:value-type="float" office:value="212214" calcext:value-type="float">
            <text:p>212214</text:p>
          </table:table-cell>
          <table:table-cell office:value-type="float" office:value="211656" calcext:value-type="float">
            <text:p>211656</text:p>
          </table:table-cell>
          <table:table-cell/>
          <table:table-cell table:formula="of:=SUM([.B45:.L45])/10" office:value-type="float" office:value="211973.8" calcext:value-type="float">
            <text:p>211.974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3634" calcext:value-type="float">
            <text:p>3634</text:p>
          </table:table-cell>
          <table:table-cell office:value-type="float" office:value="3562" calcext:value-type="float">
            <text:p>3562</text:p>
          </table:table-cell>
          <table:table-cell office:value-type="float" office:value="3639" calcext:value-type="float">
            <text:p>3639</text:p>
          </table:table-cell>
          <table:table-cell office:value-type="float" office:value="3551" calcext:value-type="float">
            <text:p>3551</text:p>
          </table:table-cell>
          <table:table-cell office:value-type="float" office:value="3564" calcext:value-type="float">
            <text:p>3564</text:p>
          </table:table-cell>
          <table:table-cell office:value-type="float" office:value="3618" calcext:value-type="float">
            <text:p>3618</text:p>
          </table:table-cell>
          <table:table-cell office:value-type="float" office:value="3596" calcext:value-type="float">
            <text:p>3596</text:p>
          </table:table-cell>
          <table:table-cell office:value-type="float" office:value="3605" calcext:value-type="float">
            <text:p>3605</text:p>
          </table:table-cell>
          <table:table-cell office:value-type="float" office:value="3575" calcext:value-type="float">
            <text:p>3575</text:p>
          </table:table-cell>
          <table:table-cell office:value-type="float" office:value="3622" calcext:value-type="float">
            <text:p>3622</text:p>
          </table:table-cell>
          <table:table-cell/>
          <table:table-cell table:formula="of:=SUM([.B46:.L46])/10" office:value-type="float" office:value="3596.6" calcext:value-type="float">
            <text:p>3.597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27333" calcext:value-type="float">
            <text:p>27333</text:p>
          </table:table-cell>
          <table:table-cell office:value-type="float" office:value="27447" calcext:value-type="float">
            <text:p>27447</text:p>
          </table:table-cell>
          <table:table-cell office:value-type="float" office:value="27301" calcext:value-type="float">
            <text:p>27301</text:p>
          </table:table-cell>
          <table:table-cell office:value-type="float" office:value="27437" calcext:value-type="float">
            <text:p>27437</text:p>
          </table:table-cell>
          <table:table-cell office:value-type="float" office:value="27137" calcext:value-type="float">
            <text:p>27137</text:p>
          </table:table-cell>
          <table:table-cell office:value-type="float" office:value="27658" calcext:value-type="float">
            <text:p>27658</text:p>
          </table:table-cell>
          <table:table-cell office:value-type="float" office:value="27231" calcext:value-type="float">
            <text:p>27231</text:p>
          </table:table-cell>
          <table:table-cell office:value-type="float" office:value="26592" calcext:value-type="float">
            <text:p>26592</text:p>
          </table:table-cell>
          <table:table-cell office:value-type="float" office:value="27421" calcext:value-type="float">
            <text:p>27421</text:p>
          </table:table-cell>
          <table:table-cell office:value-type="float" office:value="27025" calcext:value-type="float">
            <text:p>27025</text:p>
          </table:table-cell>
          <table:table-cell/>
          <table:table-cell table:formula="of:=SUM([.B47:.L47])/10" office:value-type="float" office:value="27258.2" calcext:value-type="float">
            <text:p>27.25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N=10^2</text:p>
          </table:table-cell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Dauer: 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51:.L51])/10" office:value-type="float" office:value="19.5" calcext:value-type="float">
            <text:p>20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1257331" calcext:value-type="float">
            <text:p>1257331</text:p>
          </table:table-cell>
          <table:table-cell office:value-type="float" office:value="1259272" calcext:value-type="float">
            <text:p>1259272</text:p>
          </table:table-cell>
          <table:table-cell office:value-type="float" office:value="1257476" calcext:value-type="float">
            <text:p>1257476</text:p>
          </table:table-cell>
          <table:table-cell office:value-type="float" office:value="1257361" calcext:value-type="float">
            <text:p>1257361</text:p>
          </table:table-cell>
          <table:table-cell office:value-type="float" office:value="1257222" calcext:value-type="float">
            <text:p>1257222</text:p>
          </table:table-cell>
          <table:table-cell office:value-type="float" office:value="1257313" calcext:value-type="float">
            <text:p>1257313</text:p>
          </table:table-cell>
          <table:table-cell office:value-type="float" office:value="1257256" calcext:value-type="float">
            <text:p>1257256</text:p>
          </table:table-cell>
          <table:table-cell office:value-type="float" office:value="1258511" calcext:value-type="float">
            <text:p>1258511</text:p>
          </table:table-cell>
          <table:table-cell office:value-type="float" office:value="1257790" calcext:value-type="float">
            <text:p>1257790</text:p>
          </table:table-cell>
          <table:table-cell office:value-type="float" office:value="1257219" calcext:value-type="float">
            <text:p>1257219</text:p>
          </table:table-cell>
          <table:table-cell/>
          <table:table-cell table:formula="of:=SUM([.B52:.L52])/10" office:value-type="float" office:value="1257675.1" calcext:value-type="float">
            <text:p>1.257.675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628005" calcext:value-type="float">
            <text:p>628005</text:p>
          </table:table-cell>
          <table:table-cell office:value-type="float" office:value="627993" calcext:value-type="float">
            <text:p>627993</text:p>
          </table:table-cell>
          <table:table-cell office:value-type="float" office:value="627995" calcext:value-type="float">
            <text:p>627995</text:p>
          </table:table-cell>
          <table:table-cell office:value-type="float" office:value="628010" calcext:value-type="float">
            <text:p>628010</text:p>
          </table:table-cell>
          <table:table-cell office:value-type="float" office:value="628009" calcext:value-type="float">
            <text:p>628009</text:p>
          </table:table-cell>
          <table:table-cell office:value-type="float" office:value="627991" calcext:value-type="float">
            <text:p>627991</text:p>
          </table:table-cell>
          <table:table-cell office:value-type="float" office:value="627983" calcext:value-type="float">
            <text:p>627983</text:p>
          </table:table-cell>
          <table:table-cell office:value-type="float" office:value="627992" calcext:value-type="float">
            <text:p>627992</text:p>
          </table:table-cell>
          <table:table-cell office:value-type="float" office:value="628014" calcext:value-type="float">
            <text:p>628014</text:p>
          </table:table-cell>
          <table:table-cell office:value-type="float" office:value="628009" calcext:value-type="float">
            <text:p>628009</text:p>
          </table:table-cell>
          <table:table-cell/>
          <table:table-cell table:formula="of:=SUM([.B53:.L53])/10" office:value-type="float" office:value="628000.1" calcext:value-type="float">
            <text:p>628.000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3338059" calcext:value-type="float">
            <text:p>3338059</text:p>
          </table:table-cell>
          <table:table-cell office:value-type="float" office:value="3340072" calcext:value-type="float">
            <text:p>3340072</text:p>
          </table:table-cell>
          <table:table-cell office:value-type="float" office:value="3338208" calcext:value-type="float">
            <text:p>3338208</text:p>
          </table:table-cell>
          <table:table-cell office:value-type="float" office:value="3338114" calcext:value-type="float">
            <text:p>3338114</text:p>
          </table:table-cell>
          <table:table-cell office:value-type="float" office:value="3338006" calcext:value-type="float">
            <text:p>3338006</text:p>
          </table:table-cell>
          <table:table-cell office:value-type="float" office:value="3338065" calcext:value-type="float">
            <text:p>3338065</text:p>
          </table:table-cell>
          <table:table-cell office:value-type="float" office:value="3337907" calcext:value-type="float">
            <text:p>3337907</text:p>
          </table:table-cell>
          <table:table-cell office:value-type="float" office:value="3339261" calcext:value-type="float">
            <text:p>3339261</text:p>
          </table:table-cell>
          <table:table-cell office:value-type="float" office:value="3338642" calcext:value-type="float">
            <text:p>3338642</text:p>
          </table:table-cell>
          <table:table-cell office:value-type="float" office:value="3338027" calcext:value-type="float">
            <text:p>3338027</text:p>
          </table:table-cell>
          <table:table-cell/>
          <table:table-cell table:formula="of:=SUM([.B54:.L54])/10" office:value-type="float" office:value="3338436.1" calcext:value-type="float">
            <text:p>3.338.43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uer: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56:.L56])/10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20595" calcext:value-type="float">
            <text:p>20595</text:p>
          </table:table-cell>
          <table:table-cell office:value-type="float" office:value="20366" calcext:value-type="float">
            <text:p>20366</text:p>
          </table:table-cell>
          <table:table-cell office:value-type="float" office:value="20608" calcext:value-type="float">
            <text:p>20608</text:p>
          </table:table-cell>
          <table:table-cell office:value-type="float" office:value="20872" calcext:value-type="float">
            <text:p>20872</text:p>
          </table:table-cell>
          <table:table-cell office:value-type="float" office:value="20781" calcext:value-type="float">
            <text:p>20781</text:p>
          </table:table-cell>
          <table:table-cell office:value-type="float" office:value="20560" calcext:value-type="float">
            <text:p>20560</text:p>
          </table:table-cell>
          <table:table-cell office:value-type="float" office:value="20674" calcext:value-type="float">
            <text:p>20674</text:p>
          </table:table-cell>
          <table:table-cell office:value-type="float" office:value="20789" calcext:value-type="float">
            <text:p>20789</text:p>
          </table:table-cell>
          <table:table-cell office:value-type="float" office:value="20680" calcext:value-type="float">
            <text:p>20680</text:p>
          </table:table-cell>
          <table:table-cell office:value-type="float" office:value="20788" calcext:value-type="float">
            <text:p>20788</text:p>
          </table:table-cell>
          <table:table-cell/>
          <table:table-cell table:formula="of:=SUM([.B57:.L57])/10" office:value-type="float" office:value="20671.3" calcext:value-type="float">
            <text:p>20.671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SUM([.B58:.L58])/10" office:value-type="float" office:value="288.8" calcext:value-type="float">
            <text:p>289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2157" calcext:value-type="float">
            <text:p>2157</text:p>
          </table:table-cell>
          <table:table-cell office:value-type="float" office:value="2142" calcext:value-type="float">
            <text:p>2142</text:p>
          </table:table-cell>
          <table:table-cell office:value-type="float" office:value="2090" calcext:value-type="float">
            <text:p>2090</text:p>
          </table:table-cell>
          <table:table-cell office:value-type="float" office:value="2163" calcext:value-type="float">
            <text:p>2163</text:p>
          </table:table-cell>
          <table:table-cell office:value-type="float" office:value="2137" calcext:value-type="float">
            <text:p>2137</text:p>
          </table:table-cell>
          <table:table-cell office:value-type="float" office:value="2131" calcext:value-type="float">
            <text:p>2131</text:p>
          </table:table-cell>
          <table:table-cell office:value-type="float" office:value="2116" calcext:value-type="float">
            <text:p>2116</text:p>
          </table:table-cell>
          <table:table-cell office:value-type="float" office:value="2198" calcext:value-type="float">
            <text:p>2198</text:p>
          </table:table-cell>
          <table:table-cell office:value-type="float" office:value="2110" calcext:value-type="float">
            <text:p>2110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SUM([.B59:.L59])/10" office:value-type="float" office:value="2134.7" calcext:value-type="float">
            <text:p>2.13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N=10^1</text:p>
          </table:table-cell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Dauer: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63:.L63])/10" office:value-type="float" office:value="3.4" calcext:value-type="float">
            <text:p>3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96757" calcext:value-type="float">
            <text:p>96757</text:p>
          </table:table-cell>
          <table:table-cell office:value-type="float" office:value="96783" calcext:value-type="float">
            <text:p>96783</text:p>
          </table:table-cell>
          <table:table-cell office:value-type="float" office:value="96746" calcext:value-type="float">
            <text:p>96746</text:p>
          </table:table-cell>
          <table:table-cell office:value-type="float" office:value="96781" calcext:value-type="float">
            <text:p>96781</text:p>
          </table:table-cell>
          <table:table-cell office:value-type="float" office:value="96733" calcext:value-type="float">
            <text:p>96733</text:p>
          </table:table-cell>
          <table:table-cell office:value-type="float" office:value="96777" calcext:value-type="float">
            <text:p>96777</text:p>
          </table:table-cell>
          <table:table-cell table:number-columns-repeated="2" office:value-type="float" office:value="96786" calcext:value-type="float">
            <text:p>96786</text:p>
          </table:table-cell>
          <table:table-cell office:value-type="float" office:value="96746" calcext:value-type="float">
            <text:p>96746</text:p>
          </table:table-cell>
          <table:table-cell office:value-type="float" office:value="96729" calcext:value-type="float">
            <text:p>96729</text:p>
          </table:table-cell>
          <table:table-cell/>
          <table:table-cell table:formula="of:=SUM([.B64:.L64])/10" office:value-type="float" office:value="96762.4" calcext:value-type="float">
            <text:p>96.762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48326" calcext:value-type="float">
            <text:p>48326</text:p>
          </table:table-cell>
          <table:table-cell office:value-type="float" office:value="48327" calcext:value-type="float">
            <text:p>48327</text:p>
          </table:table-cell>
          <table:table-cell office:value-type="float" office:value="48322" calcext:value-type="float">
            <text:p>48322</text:p>
          </table:table-cell>
          <table:table-cell office:value-type="float" office:value="48318" calcext:value-type="float">
            <text:p>48318</text:p>
          </table:table-cell>
          <table:table-cell office:value-type="float" office:value="48323" calcext:value-type="float">
            <text:p>48323</text:p>
          </table:table-cell>
          <table:table-cell office:value-type="float" office:value="48344" calcext:value-type="float">
            <text:p>48344</text:p>
          </table:table-cell>
          <table:table-cell office:value-type="float" office:value="48323" calcext:value-type="float">
            <text:p>48323</text:p>
          </table:table-cell>
          <table:table-cell office:value-type="float" office:value="48342" calcext:value-type="float">
            <text:p>48342</text:p>
          </table:table-cell>
          <table:table-cell office:value-type="float" office:value="48325" calcext:value-type="float">
            <text:p>48325</text:p>
          </table:table-cell>
          <table:table-cell office:value-type="float" office:value="48321" calcext:value-type="float">
            <text:p>48321</text:p>
          </table:table-cell>
          <table:table-cell/>
          <table:table-cell table:formula="of:=SUM([.B65:.L65])/10" office:value-type="float" office:value="48327.1" calcext:value-type="float">
            <text:p>48.327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254065" calcext:value-type="float">
            <text:p>254065</text:p>
          </table:table-cell>
          <table:table-cell office:value-type="float" office:value="254082" calcext:value-type="float">
            <text:p>254082</text:p>
          </table:table-cell>
          <table:table-cell office:value-type="float" office:value="254017" calcext:value-type="float">
            <text:p>254017</text:p>
          </table:table-cell>
          <table:table-cell office:value-type="float" office:value="254039" calcext:value-type="float">
            <text:p>254039</text:p>
          </table:table-cell>
          <table:table-cell office:value-type="float" office:value="254008" calcext:value-type="float">
            <text:p>254008</text:p>
          </table:table-cell>
          <table:table-cell office:value-type="float" office:value="254178" calcext:value-type="float">
            <text:p>254178</text:p>
          </table:table-cell>
          <table:table-cell office:value-type="float" office:value="254066" calcext:value-type="float">
            <text:p>254066</text:p>
          </table:table-cell>
          <table:table-cell office:value-type="float" office:value="254195" calcext:value-type="float">
            <text:p>254195</text:p>
          </table:table-cell>
          <table:table-cell office:value-type="float" office:value="254036" calcext:value-type="float">
            <text:p>254036</text:p>
          </table:table-cell>
          <table:table-cell office:value-type="float" office:value="254000" calcext:value-type="float">
            <text:p>254000</text:p>
          </table:table-cell>
          <table:table-cell/>
          <table:table-cell table:formula="of:=SUM([.B66:.L66])/10" office:value-type="float" office:value="254068.6" calcext:value-type="float">
            <text:p>254.0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uer: 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SUM([.B68:.L68])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gleiche: </text:p>
          </table:table-cell>
          <table:table-cell office:value-type="float" office:value="2010" calcext:value-type="float">
            <text:p>2010</text:p>
          </table:table-cell>
          <table:table-cell office:value-type="float" office:value="1761" calcext:value-type="float">
            <text:p>1761</text:p>
          </table:table-cell>
          <table:table-cell office:value-type="float" office:value="1633" calcext:value-type="float">
            <text:p>1633</text:p>
          </table:table-cell>
          <table:table-cell office:value-type="float" office:value="1906" calcext:value-type="float">
            <text:p>1906</text:p>
          </table:table-cell>
          <table:table-cell office:value-type="float" office:value="1546" calcext:value-type="float">
            <text:p>1546</text:p>
          </table:table-cell>
          <table:table-cell office:value-type="float" office:value="1966" calcext:value-type="float">
            <text:p>1966</text:p>
          </table:table-cell>
          <table:table-cell office:value-type="float" office:value="1693" calcext:value-type="float">
            <text:p>1693</text:p>
          </table:table-cell>
          <table:table-cell office:value-type="float" office:value="1852" calcext:value-type="float">
            <text:p>1852</text:p>
          </table:table-cell>
          <table:table-cell office:value-type="float" office:value="2010" calcext:value-type="float">
            <text:p>2010</text:p>
          </table:table-cell>
          <table:table-cell office:value-type="float" office:value="1886" calcext:value-type="float">
            <text:p>1886</text:p>
          </table:table-cell>
          <table:table-cell/>
          <table:table-cell table:formula="of:=SUM([.B69:.L69])/10" office:value-type="float" office:value="1826.3" calcext:value-type="float">
            <text:p>1.826</text:p>
          </table:table-cell>
        </table:table-row>
        <table:table-row table:style-name="ro1">
          <table:table-cell office:value-type="string" calcext:value-type="string">
            <text:p>Tausche: 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B70:.L70])/10" office:value-type="float" office:value="20.3" calcext:value-type="float">
            <text:p>20</text:p>
          </table:table-cell>
        </table:table-row>
        <table:table-row table:style-name="ro1">
          <table:table-cell office:value-type="string" calcext:value-type="string">
            <text:p>Zuweisungen: 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B71:.L71])/10" office:value-type="float" office:value="146.4" calcext:value-type="float">
            <text:p>146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ue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astSort</text:p>
          </table:table-cell>
          <table:table-cell office:value-type="string" calcext:value-type="string">
            <text:p>Quicksort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M68]" office:value-type="float" office:value="0" calcext:value-type="float">
            <text:p>0</text:p>
          </table:table-cell>
          <table:table-cell table:style-name="ce2" table:formula="of:=[.M63]" office:value-type="float" office:value="3.4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table:formula="of:=[.M56]" office:value-type="float" office:value="0.9" calcext:value-type="float">
            <text:p>1</text:p>
          </table:table-cell>
          <table:table-cell table:style-name="ce2" table:formula="of:=[.M51]" office:value-type="float" office:value="19.5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" table:formula="of:=[.M44]" office:value-type="float" office:value="4.3" calcext:value-type="float">
            <text:p>4</text:p>
          </table:table-cell>
          <table:table-cell table:style-name="ce2" table:formula="of:=[.M39]" office:value-type="float" office:value="47.5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[.M32]" office:value-type="float" office:value="11.5" calcext:value-type="float">
            <text:p>12</text:p>
          </table:table-cell>
          <table:table-cell table:style-name="ce2" table:formula="of:=[.M27]" office:value-type="float" office:value="309.1" calcext:value-type="float">
            <text:p>3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2" table:formula="of:=[.M20]" office:value-type="float" office:value="36.4" calcext:value-type="float">
            <text:p>36</text:p>
          </table:table-cell>
          <table:table-cell table:style-name="ce2" table:formula="of:=[.M15]" office:value-type="float" office:value="3386.2" calcext:value-type="float">
            <text:p>3.3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ce2" table:formula="of:=[.M8]" office:value-type="float" office:value="272.4" calcext:value-type="float">
            <text:p>272</text:p>
          </table:table-cell>
          <table:table-cell table:style-name="ce2" table:formula="of:=[.M3]" office:value-type="float" office:value="43205.9" calcext:value-type="float">
            <text:p>43.206</text:p>
          </table:table-cell>
          <table:table-cell table:number-columns-repeated="8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ergleich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astSort</text:p>
          </table:table-cell>
          <table:table-cell office:value-type="string" calcext:value-type="string">
            <text:p>Quicksor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table:formula="of:=[.M69]" office:value-type="float" office:value="1826.3" calcext:value-type="float">
            <text:p>1.826</text:p>
          </table:table-cell>
          <table:table-cell table:style-name="ce2" table:formula="of:=[.M64]" office:value-type="float" office:value="96762.4" calcext:value-type="float">
            <text:p>96.76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table:formula="of:=[.M57]" office:value-type="float" office:value="20671.3" calcext:value-type="float">
            <text:p>20.671</text:p>
          </table:table-cell>
          <table:table-cell table:style-name="ce2" table:formula="of:=[.M52]" office:value-type="float" office:value="1257675.1" calcext:value-type="float">
            <text:p>1.257.67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" calcext:value-type="float">
            <text:p>1.000</text:p>
          </table:table-cell>
          <table:table-cell table:style-name="ce2" table:formula="of:=[.M45]" office:value-type="float" office:value="211973.8" calcext:value-type="float">
            <text:p>211.974</text:p>
          </table:table-cell>
          <table:table-cell table:style-name="ce2" table:formula="of:=[.M40]" office:value-type="float" office:value="15415500.7" calcext:value-type="float">
            <text:p>15.415.5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" calcext:value-type="float">
            <text:p>10.000</text:p>
          </table:table-cell>
          <table:table-cell table:style-name="ce2" table:formula="of:=[.M33]" office:value-type="float" office:value="2151645" calcext:value-type="float">
            <text:p>2.151.645</text:p>
          </table:table-cell>
          <table:table-cell table:style-name="ce2" table:formula="of:=[.M28]" office:value-type="float" office:value="177041829.8" calcext:value-type="float">
            <text:p>177.041.8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0" calcext:value-type="float">
            <text:p>100.000</text:p>
          </table:table-cell>
          <table:table-cell table:style-name="ce2" table:formula="of:=[.M21]" office:value-type="float" office:value="21844435.5" calcext:value-type="float">
            <text:p>21.844.436</text:p>
          </table:table-cell>
          <table:table-cell table:style-name="ce2" table:formula="of:=[.M16]" office:value-type="float" office:value="2062368551.1" calcext:value-type="float">
            <text:p>2.062.368.55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00" calcext:value-type="float">
            <text:p>1.000.000</text:p>
          </table:table-cell>
          <table:table-cell table:style-name="ce2" table:formula="of:=[.M9]" office:value-type="float" office:value="221444646.7" calcext:value-type="float">
            <text:p>221.444.647</text:p>
          </table:table-cell>
          <table:table-cell table:style-name="ce2" table:formula="of:=[.M4]" office:value-type="float" office:value="22972304509.9" calcext:value-type="float">
            <text:p>22.972.304.510</text:p>
          </table:table-cell>
          <table:table-cell table:number-columns-repeated="8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usch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astSort</text:p>
          </table:table-cell>
          <table:table-cell office:value-type="string" calcext:value-type="string">
            <text:p>Quicksor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table:formula="of:=[.M70]" office:value-type="float" office:value="20.3" calcext:value-type="float">
            <text:p>20</text:p>
          </table:table-cell>
          <table:table-cell table:style-name="ce2" table:formula="of:=[.M65]" office:value-type="float" office:value="48327.1" calcext:value-type="float">
            <text:p>48.3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table:formula="of:=[.M58]" office:value-type="float" office:value="288.8" calcext:value-type="float">
            <text:p>289</text:p>
          </table:table-cell>
          <table:table-cell table:style-name="ce2" table:formula="of:=[.M53]" office:value-type="float" office:value="628000.1" calcext:value-type="float">
            <text:p>628.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" calcext:value-type="float">
            <text:p>1.000</text:p>
          </table:table-cell>
          <table:table-cell table:style-name="ce2" table:formula="of:=[.M46]" office:value-type="float" office:value="3596.6" calcext:value-type="float">
            <text:p>3.597</text:p>
          </table:table-cell>
          <table:table-cell table:style-name="ce2" table:formula="of:=[.M41]" office:value-type="float" office:value="7696831.5" calcext:value-type="float">
            <text:p>7.696.83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" calcext:value-type="float">
            <text:p>10.000</text:p>
          </table:table-cell>
          <table:table-cell table:style-name="ce2" table:formula="of:=[.M34]" office:value-type="float" office:value="42227.6" calcext:value-type="float">
            <text:p>42.228</text:p>
          </table:table-cell>
          <table:table-cell table:style-name="ce2" table:formula="of:=[.M29]" office:value-type="float" office:value="88430678.3" calcext:value-type="float">
            <text:p>88.430.6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0" calcext:value-type="float">
            <text:p>100.000</text:p>
          </table:table-cell>
          <table:table-cell table:style-name="ce2" table:formula="of:=[.M22]" office:value-type="float" office:value="545064.7" calcext:value-type="float">
            <text:p>545.065</text:p>
          </table:table-cell>
          <table:table-cell table:style-name="ce2" table:formula="of:=[.M17]" office:value-type="float" office:value="1030119903.9" calcext:value-type="float">
            <text:p>1.030.119.9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00" calcext:value-type="float">
            <text:p>1.000.000</text:p>
          </table:table-cell>
          <table:table-cell table:style-name="ce2" table:formula="of:=[.M10]" office:value-type="float" office:value="7062895.8" calcext:value-type="float">
            <text:p>7.062.896</text:p>
          </table:table-cell>
          <table:table-cell table:style-name="ce2" table:formula="of:=[.M5]" office:value-type="float" office:value="11476110074.8" calcext:value-type="float">
            <text:p>11.476.110.075</text:p>
          </table:table-cell>
          <table:table-cell table:number-columns-repeated="8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Zuweisunge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astSort</text:p>
          </table:table-cell>
          <table:table-cell office:value-type="string" calcext:value-type="string">
            <text:p>Quicksor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table:formula="of:=[.M71]" office:value-type="float" office:value="146.4" calcext:value-type="float">
            <text:p>146</text:p>
          </table:table-cell>
          <table:table-cell table:style-name="ce2" table:formula="of:=[.M66]" office:value-type="float" office:value="254068.6" calcext:value-type="float">
            <text:p>254.06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table:formula="of:=[.M59]" office:value-type="float" office:value="2134.7" calcext:value-type="float">
            <text:p>2.135</text:p>
          </table:table-cell>
          <table:table-cell table:style-name="ce2" table:formula="of:=[.M54]" office:value-type="float" office:value="3338436.1" calcext:value-type="float">
            <text:p>3.338.43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" calcext:value-type="float">
            <text:p>1.000</text:p>
          </table:table-cell>
          <table:table-cell table:style-name="ce2" table:formula="of:=[.M47]" office:value-type="float" office:value="27258.2" calcext:value-type="float">
            <text:p>27.258</text:p>
          </table:table-cell>
          <table:table-cell table:style-name="ce2" table:formula="of:=[.M42]" office:value-type="float" office:value="40080887" calcext:value-type="float">
            <text:p>40.080.88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" calcext:value-type="float">
            <text:p>10.000</text:p>
          </table:table-cell>
          <table:table-cell table:style-name="ce2" table:formula="of:=[.M35]" office:value-type="float" office:value="320787.6" calcext:value-type="float">
            <text:p>320.788</text:p>
          </table:table-cell>
          <table:table-cell table:style-name="ce2" table:formula="of:=[.M30]" office:value-type="float" office:value="454936486.8" calcext:value-type="float">
            <text:p>454.936.48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0" calcext:value-type="float">
            <text:p>100.000</text:p>
          </table:table-cell>
          <table:table-cell table:style-name="ce2" table:formula="of:=[.M23]" office:value-type="float" office:value="3894719.1" calcext:value-type="float">
            <text:p>3.894.719</text:p>
          </table:table-cell>
          <table:table-cell table:style-name="ce2" table:formula="of:=[.M18]" office:value-type="float" office:value="1059181720.2" calcext:value-type="float">
            <text:p>1.059.181.7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000000" calcext:value-type="float">
            <text:p>1.000.000</text:p>
          </table:table-cell>
          <table:table-cell table:style-name="ce2" table:formula="of:=[.M11]" office:value-type="float" office:value="46832489.5" calcext:value-type="float">
            <text:p>46.832.490</text:p>
          </table:table-cell>
          <table:table-cell table:style-name="ce2" table:formula="of:=[.M6]" office:value-type="float" office:value="59013180471.4" calcext:value-type="float">
            <text:p>59.013.180.471</text:p>
          </table:table-cell>
          <table:table-cell table:number-columns-repeated="8"/>
        </table:table-row>
        <table:table-row table:style-name="ro1" table:number-rows-repeated="10484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0" loext:min-decimal-places="0" number:min-integer-digits="1" number:min-exponent-digits="1" loext:exponent-interval="1" loext:forced-exponent-sign="true"/>
      <number:text>0</number:text>
    </number:number-style>
    <number:number-style style:name="N109">
      <number:scientific-number number:decimal-places="0" loext:min-decimal-places="0" number:min-integer-digits="1" number:min-exponent-digits="1" loext:exponent-interval="1" loext:forced-exponent-sign="true"/>
      <number:text>0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1:29:54.609000000</meta:creation-date>
    <dc:date>2017-05-09T14:52:05.837000000</dc:date>
    <meta:editing-duration>PT57M58S</meta:editing-duration>
    <meta:editing-cycles>4</meta:editing-cycles>
    <meta:generator>LibreOffice/5.2.5.1$Windows_x86 LibreOffice_project/0312e1a284a7d50ca85a365c316c7abbf20a4d22</meta:generator>
    <meta:document-statistic meta:table-count="1" meta:cell-count="7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32cm" svg:height="11.441cm" xlink:href=".." xlink:type="simple" chart:class="chart:scatter" chart:style-name="ch1">
        <chart:legend chart:legend-position="top" svg:x="8.129cm" svg:y="0.185cm" style:legend-expansion="wide" chart:style-name="ch2"/>
        <chart:plot-area chart:style-name="ch3" table:cell-range-address="Tabelle1.C77:Tabelle1.E83" chart:data-source-has-labels="row" svg:x="1.437cm" svg:y="1.011cm" svg:width="19.469cm" svg:height="9.221cm">
          <chartooo:coordinate-region svg:x="2.244cm" svg:y="1.21cm" svg:width="17.351cm" svg:height="8.375cm"/>
          <chart:axis chart:dimension="x" chart:name="primary-x" chart:style-name="ch4">
            <chart:title svg:x="10.995cm" svg:y="10.46cm" chart:style-name="ch5">
              <text:p>N</text:p>
            </chart:title>
          </chart:axis>
          <chart:axis chart:dimension="y" chart:name="primary-y" chart:style-name="ch6">
            <chart:title svg:x="0.451cm" svg:y="7.133cm" chart:style-name="ch7">
              <text:p>T(N) - Laufzeit in ms</text:p>
            </chart:title>
            <chart:grid chart:style-name="ch8" chart:class="major"/>
          </chart:axis>
          <chart:series chart:style-name="ch9" chart:values-cell-range-address="Tabelle1.D78:Tabelle1.D83" chart:label-cell-address="Tabelle1.D77:Tabelle1.D77" chart:class="chart:scatter">
            <chart:domain table:cell-range-address="Tabelle1.C78:Tabelle1.C83"/>
            <chart:data-point chart:repeated="6"/>
          </chart:series>
          <chart:series chart:style-name="ch10" chart:values-cell-range-address="Tabelle1.E78:Tabelle1.E83" chart:label-cell-address="Tabelle1.E77:Tabelle1.E7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FastSort</text:p>
                <draw:g>
                  <svg:desc>Tabelle1.D77:Tabelle1.D77</svg:desc>
                </draw:g>
              </table:table-cell>
              <table:table-cell office:value-type="string">
                <text:p>Quicksort</text:p>
                <draw:g>
                  <svg:desc>Tabelle1.E77:Tabelle1.E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C78:Tabelle1.C83</svg:desc>
                </draw:g>
              </table:table-cell>
              <table:table-cell office:value-type="float" office:value="0">
                <text:p>0</text:p>
                <draw:g>
                  <svg:desc>Tabelle1.D78:Tabelle1.D83</svg:desc>
                </draw:g>
              </table:table-cell>
              <table:table-cell office:value-type="float" office:value="3.4">
                <text:p>3.4</text:p>
                <draw:g>
                  <svg:desc>Tabelle1.E78:Tabelle1.E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3">
                <text:p>4.3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1.5">
                <text:p>11.5</text:p>
              </table:table-cell>
              <table:table-cell office:value-type="float" office:value="309.1">
                <text:p>30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6.4">
                <text:p>36.4</text:p>
              </table:table-cell>
              <table:table-cell office:value-type="float" office:value="3386.2">
                <text:p>338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272.4">
                <text:p>272.4</text:p>
              </table:table-cell>
              <table:table-cell office:value-type="float" office:value="43205.9">
                <text:p>4320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8">
      <number:scientific-number number:decimal-places="0" loext:min-decimal-places="0" number:min-integer-digits="1" number:min-exponent-digits="1" loext:exponent-interval="1" loext:forced-exponent-sign="true"/>
      <number:text>0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32cm" svg:height="11.441cm" xlink:href=".." xlink:type="simple" chart:class="chart:scatter" chart:style-name="ch1">
        <chart:legend chart:legend-position="top" svg:x="8.129cm" svg:y="0.185cm" style:legend-expansion="wide" chart:style-name="ch2"/>
        <chart:plot-area chart:style-name="ch3" table:cell-range-address="Tabelle1.C100:Tabelle1.E106" chart:data-source-has-labels="row" svg:x="1.437cm" svg:y="1.011cm" svg:width="19.469cm" svg:height="9.221cm">
          <chartooo:coordinate-region svg:x="2.693cm" svg:y="1.21cm" svg:width="17.523cm" svg:height="8.375cm"/>
          <chart:axis chart:dimension="x" chart:name="primary-x" chart:style-name="ch4">
            <chart:title svg:x="10.995cm" svg:y="10.46cm" chart:style-name="ch5">
              <text:p>N</text:p>
            </chart:title>
          </chart:axis>
          <chart:axis chart:dimension="y" chart:name="primary-y" chart:style-name="ch4">
            <chart:title svg:x="0.451cm" svg:y="5.996cm" chart:style-name="ch6">
              <text:p>T(N)</text:p>
            </chart:title>
            <chart:grid chart:style-name="ch7" chart:class="major"/>
          </chart:axis>
          <chart:series chart:style-name="ch8" chart:values-cell-range-address="Tabelle1.D101:Tabelle1.D106" chart:label-cell-address="Tabelle1.D100:Tabelle1.D100" chart:class="chart:scatter">
            <chart:domain table:cell-range-address="Tabelle1.C101:Tabelle1.C106"/>
            <chart:data-point chart:repeated="6"/>
          </chart:series>
          <chart:series chart:style-name="ch9" chart:values-cell-range-address="Tabelle1.E101:Tabelle1.E106" chart:label-cell-address="Tabelle1.E100:Tabelle1.E10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FastSort</text:p>
                <draw:g>
                  <svg:desc>Tabelle1.D100:Tabelle1.D100</svg:desc>
                </draw:g>
              </table:table-cell>
              <table:table-cell office:value-type="string">
                <text:p>Quicksort</text:p>
                <draw:g>
                  <svg:desc>Tabelle1.E100:Tabelle1.E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C101:Tabelle1.C106</svg:desc>
                </draw:g>
              </table:table-cell>
              <table:table-cell office:value-type="float" office:value="1826.3">
                <text:p>1826.3</text:p>
                <draw:g>
                  <svg:desc>Tabelle1.D101:Tabelle1.D106</svg:desc>
                </draw:g>
              </table:table-cell>
              <table:table-cell office:value-type="float" office:value="96762.4">
                <text:p>96762.4</text:p>
                <draw:g>
                  <svg:desc>Tabelle1.E101:Tabelle1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671.3">
                <text:p>20671.3</text:p>
              </table:table-cell>
              <table:table-cell office:value-type="float" office:value="1257675.1">
                <text:p>125767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1973.8">
                <text:p>211973.8</text:p>
              </table:table-cell>
              <table:table-cell office:value-type="float" office:value="15415500.7">
                <text:p>1541550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151645">
                <text:p>2151645</text:p>
              </table:table-cell>
              <table:table-cell office:value-type="float" office:value="177041829.8">
                <text:p>17704182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21844435.5">
                <text:p>21844435.5</text:p>
              </table:table-cell>
              <table:table-cell office:value-type="float" office:value="2062368551.1">
                <text:p>206236855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221444646.7">
                <text:p>221444646.7</text:p>
              </table:table-cell>
              <table:table-cell office:value-type="float" office:value="22972304509.9">
                <text:p>22972304509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8">
      <number:scientific-number number:decimal-places="0" loext:min-decimal-places="0" number:min-integer-digits="1" number:min-exponent-digits="1" loext:exponent-interval="1" loext:forced-exponent-sign="true"/>
      <number:text>0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32cm" svg:height="11.441cm" xlink:href=".." xlink:type="simple" chart:class="chart:scatter" chart:style-name="ch1">
        <chart:legend chart:legend-position="top" svg:x="8.129cm" svg:y="0.185cm" style:legend-expansion="wide" chart:style-name="ch2"/>
        <chart:plot-area chart:style-name="ch3" table:cell-range-address="Tabelle1.C128:Tabelle1.E134" chart:data-source-has-labels="row" svg:x="1.437cm" svg:y="1.011cm" svg:width="19.469cm" svg:height="9.221cm">
          <chartooo:coordinate-region svg:x="2.693cm" svg:y="1.21cm" svg:width="17.523cm" svg:height="8.375cm"/>
          <chart:axis chart:dimension="x" chart:name="primary-x" chart:style-name="ch4">
            <chart:title svg:x="10.995cm" svg:y="10.46cm" chart:style-name="ch5">
              <text:p>N</text:p>
            </chart:title>
          </chart:axis>
          <chart:axis chart:dimension="y" chart:name="primary-y" chart:style-name="ch4">
            <chart:title svg:x="0.451cm" svg:y="5.996cm" chart:style-name="ch6">
              <text:p>T(N)</text:p>
            </chart:title>
            <chart:grid chart:style-name="ch7" chart:class="major"/>
          </chart:axis>
          <chart:series chart:style-name="ch8" chart:values-cell-range-address="Tabelle1.D129:Tabelle1.D134" chart:label-cell-address="Tabelle1.D128:Tabelle1.D128" chart:class="chart:scatter">
            <chart:domain table:cell-range-address="Tabelle1.C129:Tabelle1.C134"/>
            <chart:data-point chart:repeated="6"/>
          </chart:series>
          <chart:series chart:style-name="ch9" chart:values-cell-range-address="Tabelle1.E129:Tabelle1.E134" chart:label-cell-address="Tabelle1.E128:Tabelle1.E128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FastSort</text:p>
                <draw:g>
                  <svg:desc>Tabelle1.D128:Tabelle1.D128</svg:desc>
                </draw:g>
              </table:table-cell>
              <table:table-cell office:value-type="string">
                <text:p>Quicksort</text:p>
                <draw:g>
                  <svg:desc>Tabelle1.E128:Tabelle1.E1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C129:Tabelle1.C134</svg:desc>
                </draw:g>
              </table:table-cell>
              <table:table-cell office:value-type="float" office:value="20.3">
                <text:p>20.3</text:p>
                <draw:g>
                  <svg:desc>Tabelle1.D129:Tabelle1.D134</svg:desc>
                </draw:g>
              </table:table-cell>
              <table:table-cell office:value-type="float" office:value="48327.1">
                <text:p>48327.1</text:p>
                <draw:g>
                  <svg:desc>Tabelle1.E129:Tabelle1.E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88.8">
                <text:p>288.8</text:p>
              </table:table-cell>
              <table:table-cell office:value-type="float" office:value="628000.1">
                <text:p>62800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96.6">
                <text:p>3596.6</text:p>
              </table:table-cell>
              <table:table-cell office:value-type="float" office:value="7696831.5">
                <text:p>769683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42227.6">
                <text:p>42227.6</text:p>
              </table:table-cell>
              <table:table-cell office:value-type="float" office:value="88430678.3">
                <text:p>8843067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45064.7">
                <text:p>545064.7</text:p>
              </table:table-cell>
              <table:table-cell office:value-type="float" office:value="1030119903.9">
                <text:p>103011990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7062895.8">
                <text:p>7062895.8</text:p>
              </table:table-cell>
              <table:table-cell office:value-type="float" office:value="11476110074.8">
                <text:p>11476110074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8">
      <number:scientific-number number:decimal-places="0" loext:min-decimal-places="0" number:min-integer-digits="1" number:min-exponent-digits="1" loext:exponent-interval="1" loext:forced-exponent-sign="true"/>
      <number:text>0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32cm" svg:height="11.441cm" xlink:href=".." xlink:type="simple" chart:class="chart:scatter" chart:style-name="ch1">
        <chart:legend chart:legend-position="top" svg:x="8.129cm" svg:y="0.185cm" style:legend-expansion="wide" chart:style-name="ch2"/>
        <chart:plot-area chart:style-name="ch3" table:cell-range-address="Tabelle1.C157:Tabelle1.E163" chart:data-source-has-labels="row" svg:x="1.437cm" svg:y="1.011cm" svg:width="19.469cm" svg:height="9.221cm">
          <chartooo:coordinate-region svg:x="2.693cm" svg:y="1.21cm" svg:width="17.523cm" svg:height="8.375cm"/>
          <chart:axis chart:dimension="x" chart:name="primary-x" chart:style-name="ch4">
            <chart:title svg:x="10.995cm" svg:y="10.46cm" chart:style-name="ch5">
              <text:p>N</text:p>
            </chart:title>
          </chart:axis>
          <chart:axis chart:dimension="y" chart:name="primary-y" chart:style-name="ch4">
            <chart:title svg:x="0.451cm" svg:y="5.996cm" chart:style-name="ch6">
              <text:p>T(N)</text:p>
            </chart:title>
            <chart:grid chart:style-name="ch7" chart:class="major"/>
          </chart:axis>
          <chart:series chart:style-name="ch8" chart:values-cell-range-address="Tabelle1.D158:Tabelle1.D163" chart:label-cell-address="Tabelle1.D157:Tabelle1.D157" chart:class="chart:scatter">
            <chart:domain table:cell-range-address="Tabelle1.C158:Tabelle1.C163"/>
            <chart:data-point chart:repeated="6"/>
          </chart:series>
          <chart:series chart:style-name="ch9" chart:values-cell-range-address="Tabelle1.E158:Tabelle1.E163" chart:label-cell-address="Tabelle1.E157:Tabelle1.E15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FastSort</text:p>
                <draw:g>
                  <svg:desc>Tabelle1.D157:Tabelle1.D157</svg:desc>
                </draw:g>
              </table:table-cell>
              <table:table-cell office:value-type="string">
                <text:p>Quicksort</text:p>
                <draw:g>
                  <svg:desc>Tabelle1.E157:Tabelle1.E1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C158:Tabelle1.C163</svg:desc>
                </draw:g>
              </table:table-cell>
              <table:table-cell office:value-type="float" office:value="146.4">
                <text:p>146.4</text:p>
                <draw:g>
                  <svg:desc>Tabelle1.D158:Tabelle1.D163</svg:desc>
                </draw:g>
              </table:table-cell>
              <table:table-cell office:value-type="float" office:value="254068.6">
                <text:p>254068.6</text:p>
                <draw:g>
                  <svg:desc>Tabelle1.E158:Tabelle1.E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34.7">
                <text:p>2134.7</text:p>
              </table:table-cell>
              <table:table-cell office:value-type="float" office:value="3338436.1">
                <text:p>333843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7258.2">
                <text:p>27258.2</text:p>
              </table:table-cell>
              <table:table-cell office:value-type="float" office:value="40080887">
                <text:p>40080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20787.6">
                <text:p>320787.6</text:p>
              </table:table-cell>
              <table:table-cell office:value-type="float" office:value="454936486.8">
                <text:p>45493648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894719.1">
                <text:p>3894719.1</text:p>
              </table:table-cell>
              <table:table-cell office:value-type="float" office:value="1059181720.2">
                <text:p>105918172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46832489.5">
                <text:p>46832489.5</text:p>
              </table:table-cell>
              <table:table-cell office:value-type="float" office:value="59013180471.4">
                <text:p>59013180471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